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c23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dc2300"/>
    </style:style>
    <style:style style:name="T2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</text:p>
      <text:p text:style-name="P2"/>
      <text:p text:style-name="P2">Responsabilities:</text:p>
      <text:p text:style-name="P2"/>
      <text:p text:style-name="P3">-Knows its title.</text:p>
      <text:p text:style-name="P3">-Knows its author name.</text:p>
      <text:p text:style-name="P3">-Knows its edition year.</text:p>
      <text:p text:style-name="P3">-Knows if it is equal to another book.</text:p>
      <text:p text:style-name="P3"/>
      <text:p text:style-name="P2"/>
      <text:p text:style-name="P2">Collaborates with:</text:p>
      <text:p text:style-name="P2"/>
      <text:p text:style-name="P3">BookSingleSorter</text:p>
      <text:p text:style-name="P3">BookSorter</text:p>
      <text:p text:style-name="P2"/>
      <text:p text:style-name="P2"/>
      <text:p text:style-name="P2"/>
      <text:p text:style-name="P1">BookSorter</text:p>
      <text:p text:style-name="P2"/>
      <text:p text:style-name="P2">Responsabilities:</text:p>
      <text:p text:style-name="P2"/>
      <text:p text:style-name="P4">-Given a set of books can sort the books based on a configurated set of BookSingleSorters.</text:p>
      <text:p text:style-name="P2"/>
      <text:p text:style-name="P2"/>
      <text:p text:style-name="P2">Collaborates with:</text:p>
      <text:p text:style-name="P2"/>
      <text:p text:style-name="P3">- BookSingleSorter</text:p>
      <text:p text:style-name="P3">- Book</text:p>
      <text:p text:style-name="P2"/>
      <text:p text:style-name="P2"/>
      <text:p text:style-name="P2"/>
      <text:p text:style-name="P1">BookSorterConfiguration</text:p>
      <text:p text:style-name="P2"/>
      <text:p text:style-name="P2">Responsabilities:</text:p>
      <text:p text:style-name="P2"/>
      <text:p text:style-name="P3">- Knows the configurated set of BookSingleSorter.</text:p>
      <text:p text:style-name="P3"/>
      <text:p text:style-name="P3">- Knows the set of BookSingleSorter sorted from the most to the least important sorter.</text:p>
      <text:p text:style-name="P2"/>
      <text:p text:style-name="P2"/>
      <text:p text:style-name="P2">Collaborates with:</text:p>
      <text:p text:style-name="P2"/>
      <text:p text:style-name="P3">- BookSingleSor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BookSingleSorter</text:p>
      <text:p text:style-name="P2"/>
      <text:p text:style-name="P2">Responsabilities:</text:p>
      <text:p text:style-name="P2"/>
      <text:p text:style-name="P3">-Given a set of books can sort the books based on an attribute and a sorting direction.</text:p>
      <text:p text:style-name="P2"/>
      <text:p text:style-name="P2"/>
      <text:p text:style-name="P2">Collaborates with:</text:p>
      <text:p text:style-name="P2"/>
      <text:p text:style-name="P3">- BookSorter</text:p>
      <text:p text:style-name="P3">- Bo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anie Bastos</meta:initial-creator>
    <meta:creation-date>2010-12-31T13:19:11</meta:creation-date>
    <dc:date>2010-12-31T15:22:19</dc:date>
    <dc:creator>Stephanie Bastos</dc:creator>
    <meta:editing-duration>PT02H03M10S</meta:editing-duration>
    <meta:editing-cycles>15</meta:editing-cycles>
    <meta:generator>OpenOffice.org/3.1$Linux OpenOffice.org_project/310m19$Build-9420</meta:generator>
    <meta:document-statistic meta:table-count="0" meta:image-count="0" meta:object-count="0" meta:page-count="2" meta:paragraph-count="27" meta:word-count="102" meta:character-count="694"/>
  </office:meta>
</office:document-meta>
</file>